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15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1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1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1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1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0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0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0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0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07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120099505501</text:p>
          </table:table-cell>
          <table:table-cell office:value-type="string" calcext:value-type="string">
            <text:p>5N 22W 32CB:G-129220</text:p>
          </table:table-cell>
          <table:table-cell office:value-type="string" calcext:value-type="string">
            <text:p>200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5544" calcext:value-type="float">
            <text:p>43.5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